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9014d" officeooo:paragraph-rsid="0009014d" style:font-size-asian="16pt" style:font-size-complex="16pt"/>
    </style:style>
    <style:style style:name="P2" style:family="paragraph" style:parent-style-name="Standard">
      <style:text-properties fo:font-size="16pt" fo:font-weight="bold" officeooo:rsid="0009014d" officeooo:paragraph-rsid="0009014d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text-properties fo:font-size="16pt" officeooo:rsid="0009014d" officeooo:paragraph-rsid="0009014d" style:font-size-asian="16pt" style:font-size-complex="16pt"/>
    </style:style>
    <style:style style:name="P4" style:family="paragraph" style:parent-style-name="Standard" style:list-style-name="L1">
      <style:text-properties fo:font-size="16pt" officeooo:rsid="000b4d61" officeooo:paragraph-rsid="000b4d61" style:font-size-asian="16pt" style:font-size-complex="16pt"/>
    </style:style>
    <style:style style:name="T1" style:family="text">
      <style:text-properties officeooo:rsid="000a6e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ckliste Junghackertrack</text:p>
      <text:list xml:id="list3808817615517241321" text:style-name="L1">
        <text:list-header>
          <text:p text:style-name="P3"/>
        </text:list-header>
        <text:list-item>
          <text:p text:style-name="P3">Packliste</text:p>
        </text:list-item>
        <text:list-item>
          <text:p text:style-name="P3">Bausätze</text:p>
        </text:list-item>
        <text:list-item>
          <text:p text:style-name="P3">(Lötkolben)</text:p>
        </text:list-item>
        <text:list-item>
          <text:p text:style-name="P3">Lötzinn, Entlötlitze</text:p>
        </text:list-item>
        <text:list-item>
          <text:p text:style-name="P3">Seitenschneider</text:p>
        </text:list-item>
        <text:list-item>
          <text:p text:style-name="P3">Multimeter</text:p>
        </text:list-item>
        <text:list-item>
          <text:p text:style-name="P3">Ersatzteile</text:p>
        </text:list-item>
        <text:list-item>
          <text:p text:style-name="P3">Heißklebepistolen</text:p>
        </text:list-item>
        <text:list-item>
          <text:p text:style-name="P3">Heißkleber</text:p>
        </text:list-item>
        <text:list-item>
          <text:p text:style-name="P3">Verzierungszeug:</text:p>
          <text:list>
            <text:list-item>
              <text:p text:style-name="P3">Biegeplüsch</text:p>
            </text:list-item>
            <text:list-item>
              <text:p text:style-name="P3">Augen</text:p>
            </text:list-item>
            <text:list-item>
              <text:p text:style-name="P3">Glitzersteine</text:p>
            </text:list-item>
            <text:list-item>
              <text:p text:style-name="P3">Glitzersteinapplikator</text:p>
            </text:list-item>
          </text:list>
        </text:list-item>
        <text:list-item>
          <text:p text:style-name="P3">Ersatzbeine</text:p>
        </text:list-item>
        <text:list-item>
          <text:p text:style-name="P3">Ersatzbatterien</text:p>
        </text:list-item>
        <text:list-item>
          <text:p text:style-name="P3">(Stempel, Stempelkissen)</text:p>
        </text:list-item>
        <text:list-item>
          <text:p text:style-name="P3">(<text:span text:style-name="T1">HQ-</text:span>Aufkleber)</text:p>
        </text:list-item>
        <text:list-item>
          <text:p text:style-name="P4">ISP Programmer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0T18:49:32.898289778</meta:creation-date>
    <dc:date>2014-12-20T19:01:34.775913776</dc:date>
    <meta:editing-duration>PT38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21" meta:word-count="44" meta:character-count="301" meta:non-whitespace-character-count="297"/>
  </office:meta>
</office:document-meta>
</file>